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6aef" officeooo:paragraph-rsid="00026aef"/>
    </style:style>
    <style:style style:name="P2" style:family="paragraph" style:parent-style-name="Standard">
      <style:text-properties officeooo:rsid="00026aef" officeooo:paragraph-rsid="0002b79c"/>
    </style:style>
    <style:style style:name="P3" style:family="paragraph" style:parent-style-name="Standard">
      <style:text-properties officeooo:rsid="0002b79c" officeooo:paragraph-rsid="0002b79c"/>
    </style:style>
    <style:style style:name="P4" style:family="paragraph" style:parent-style-name="Standard">
      <style:text-properties officeooo:rsid="0005beca" officeooo:paragraph-rsid="0005beca"/>
    </style:style>
    <style:style style:name="P5" style:family="paragraph" style:parent-style-name="Standard">
      <style:text-properties officeooo:rsid="0005d862" officeooo:paragraph-rsid="0005d862"/>
    </style:style>
    <style:style style:name="P6" style:family="paragraph" style:parent-style-name="Standard">
      <style:text-properties officeooo:rsid="00062a81" officeooo:paragraph-rsid="0005beca"/>
    </style:style>
    <style:style style:name="T1" style:family="text">
      <style:text-properties officeooo:rsid="0002b79c"/>
    </style:style>
    <style:style style:name="T2" style:family="text">
      <style:text-properties officeooo:rsid="0003bcb8"/>
    </style:style>
    <style:style style:name="T3" style:family="text">
      <style:text-properties officeooo:rsid="0005d862"/>
    </style:style>
    <style:style style:name="T4" style:family="text">
      <style:text-properties officeooo:rsid="00062a81"/>
    </style:style>
    <style:style style:name="T5" style:family="text">
      <style:text-properties style:text-position="-33% 80%"/>
    </style:style>
    <style:style style:name="T6" style:family="text">
      <style:text-properties officeooo:rsid="0006f2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 molecules (formula): </text:p>
      <text:p text:style-name="P1">urDict = {</text:p>
      <text:p text:style-name="P1"><text:tab/>for i in range (len(formula)): </text:p>
      <text:p text:style-name="P1"><text:tab/><text:tab/>if fomula[i].isupper(): </text:p>
      <text:p text:style-name="P1"><text:tab/><text:tab/><text:tab/>if i <text:span text:style-name="T1">&lt;=</text:span> len(formula): </text:p>
      <text:p text:style-name="P1"><text:tab/><text:tab/><text:tab/><text:tab/>if fomula [i+1].islower(): </text:p>
      <text:p text:style-name="P1"><text:tab/><text:tab/><text:tab/><text:tab/><text:tab/>if formula [i+2].isdigit(): </text:p>
      <text:p text:style-name="P1"><text:tab/><text:tab/><text:tab/><text:tab/><text:tab/>urDict[formula[i:i+1]] = fomula[i+2] </text:p>
      <text:p text:style-name="P1"><text:tab/><text:tab/><text:tab/><text:tab/>el<text:span text:style-name="T1">if: </text:span></text:p>
      <text:p text:style-name="P3"/>
      <text:p text:style-name="P4">If Capital letter: </text:p>
      <text:p text:style-name="P4"><text:tab/>Check if next character is lowercase letter: add as key to dictionary 1 <text:span text:style-name="T4">with a value of 1. </text:span></text:p>
      <text:p text:style-name="P4"><text:tab/>If not, add as key to dictionary 1 <text:span text:style-name="T3">with a value of 1</text:span>. </text:p>
      <text:p text:style-name="P4">If number: </text:p>
      <text:p text:style-name="P4"><text:tab/>Check if preceding character is capital or lowercase letter, add <text:span text:style-name="T4">that </text:span>as <text:span text:style-name="T4">the </text:span>value to <text:tab/>corresponding key in <text:tab/>dictionary. </text:p>
      <text:p text:style-name="P4"><text:tab/>Check if preceding character is a closing bracket, multiply each value in <text:span text:style-name="T4">the </text:span>corresponding <text:tab/><text:tab/>dictionary by that number <text:span text:style-name="T4">as well as “nested” dictionaries <text:s/></text:span></text:p>
      <text:p text:style-name="P4">If open bracket: </text:p>
      <text:p text:style-name="P4"><text:tab/><text:span text:style-name="T3">Repeat function for each character for new dictionary until the corresponding closing bracket is <text:tab/><text:tab/>reached. </text:span></text:p>
      <text:p text:style-name="P4">If closed bracket: </text:p>
      <text:p text:style-name="P4"><text:tab/><text:span text:style-name="T3">Done updating that dictionary. </text:span></text:p>
      <text:p text:style-name="P5"/>
      <text:p text:style-name="P5">Once the end of the string is reached, update Dictionary 1 with all values and keys from other dictionaries. </text:p>
      <text:p text:style-name="P6"/>
      <text:p text:style-name="P5"/>
      <text:p text:style-name="P5">Dictionary 1: </text:p>
      <text:p text:style-name="P5"/>
      <text:p text:style-name="P5">Dictionary 2: </text:p>
      <text:p text:style-name="P5"/>
      <text:p text:style-name="P5">Dictionary 3: </text:p>
      <text:p text:style-name="P5"/>
      <text:p text:style-name="P5"/>
      <text:p text:style-name="P5">Dictionary 1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6:49:30.014898479</meta:creation-date>
    <dc:date>2019-02-27T19:04:48.758179060</dc:date>
    <meta:editing-duration>PT24S</meta:editing-duration>
    <meta:editing-cycles>1</meta:editing-cycles>
    <meta:document-statistic meta:table-count="0" meta:image-count="0" meta:object-count="0" meta:page-count="1" meta:paragraph-count="24" meta:word-count="157" meta:character-count="1030" meta:non-whitespace-character-count="837"/>
    <meta:generator>LibreOffice/6.0.7.3$Linux_X86_64 LibreOffice_project/00m0$Build-3</meta:generator>
  </office:meta>
</office:document-meta>
</file>